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d94f8"/>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officeooo:rsid="001f12cf" officeooo:paragraph-rsid="001f12cf"/>
    </style:style>
    <style:style style:name="P4" style:family="paragraph" style:parent-style-name="Text_20_body">
      <style:text-properties officeooo:rsid="0023c226" officeooo:paragraph-rsid="0023c226"/>
    </style:style>
    <style:style style:name="P5" style:family="paragraph" style:parent-style-name="Text_20_body">
      <style:text-properties officeooo:rsid="001d94f8" officeooo:paragraph-rsid="001d94f8"/>
    </style:style>
    <style:style style:name="P6" style:family="paragraph" style:parent-style-name="Text_20_body">
      <style:text-properties officeooo:rsid="002e9457" officeooo:paragraph-rsid="002e9457"/>
    </style:style>
    <style:style style:name="P7" style:family="paragraph" style:parent-style-name="Text_20_body">
      <style:paragraph-properties fo:text-align="start" style:justify-single-word="false"/>
      <style:text-properties officeooo:rsid="002e9457" officeooo:paragraph-rsid="002e9457"/>
    </style:style>
    <style:style style:name="P8" style:family="paragraph" style:parent-style-name="Text_20_body">
      <style:text-properties officeooo:rsid="003009da" officeooo:paragraph-rsid="003009da"/>
    </style:style>
    <style:style style:name="P9" style:family="paragraph" style:parent-style-name="Text_20_body">
      <style:paragraph-properties fo:margin-left="0.4925in" fo:margin-right="0in" fo:text-indent="0in" style:auto-text-indent="false"/>
      <style:text-properties fo:font-weight="normal" officeooo:rsid="001d94f8" officeooo:paragraph-rsid="001d94f8" style:font-weight-asian="normal" style:font-weight-complex="normal"/>
    </style:style>
    <style:style style:name="P10" style:family="paragraph" style:parent-style-name="Text_20_body">
      <style:paragraph-properties fo:margin-left="0.4925in" fo:margin-right="0in" fo:text-indent="0in" style:auto-text-indent="false"/>
      <style:text-properties fo:font-weight="normal" officeooo:rsid="001d94f8" officeooo:paragraph-rsid="0020d81a" style:font-weight-asian="normal" style:font-weight-complex="normal"/>
    </style:style>
    <style:style style:name="P11" style:family="paragraph" style:parent-style-name="Text_20_body">
      <style:paragraph-properties fo:margin-left="0.4925in" fo:margin-right="0in" fo:text-indent="0in" style:auto-text-indent="false"/>
      <style:text-properties fo:font-weight="normal" officeooo:rsid="001d94f8" officeooo:paragraph-rsid="0021fb2c" style:font-weight-asian="normal" style:font-weight-complex="normal"/>
    </style:style>
    <style:style style:name="P12" style:family="paragraph" style:parent-style-name="Standard">
      <style:paragraph-properties fo:margin-left="0.4925in" fo:margin-right="0in" fo:text-indent="0in" style:auto-text-indent="false"/>
      <style:text-properties fo:font-size="12pt" fo:font-weight="bold" officeooo:rsid="0019f512" officeooo:paragraph-rsid="001d94f8" style:font-size-asian="12pt" style:font-weight-asian="bold" style:font-size-complex="12pt" style:font-weight-complex="bold"/>
    </style:style>
    <style:style style:name="P13" style:family="paragraph" style:parent-style-name="Standard">
      <style:paragraph-properties fo:margin-left="0.4925in" fo:margin-right="0in" fo:text-indent="0in" style:auto-text-indent="false"/>
      <style:text-properties fo:font-size="12pt" fo:font-weight="bold" officeooo:rsid="001f12cf" officeooo:paragraph-rsid="001f12cf" style:font-size-asian="12pt" style:font-weight-asian="bold" style:font-size-complex="12pt" style:font-weight-complex="bold"/>
    </style:style>
    <style:style style:name="P14" style:family="paragraph" style:parent-style-name="Standard">
      <style:paragraph-properties fo:margin-left="0.4925in" fo:margin-right="0in" fo:text-indent="0in" style:auto-text-indent="false"/>
      <style:text-properties fo:font-size="12pt" fo:font-weight="bold" officeooo:rsid="002c0aeb" officeooo:paragraph-rsid="002c0aeb" style:font-size-asian="12pt" style:font-weight-asian="bold" style:font-size-complex="12pt" style:font-weight-complex="bold"/>
    </style:style>
    <style:style style:name="P15" style:family="paragraph" style:parent-style-name="Standard">
      <style:text-properties fo:font-size="12pt" fo:font-weight="bold" officeooo:rsid="0019f512" officeooo:paragraph-rsid="0019f512" style:font-size-asian="12pt" style:font-weight-asian="bold" style:font-size-complex="12pt" style:font-weight-complex="bold"/>
    </style:style>
    <style:style style:name="P16" style:family="paragraph" style:parent-style-name="Standard">
      <style:text-properties style:font-name="Calibri" fo:font-weight="normal" officeooo:paragraph-rsid="0021fb2c" style:font-weight-asian="normal" style:font-name-complex="Calibri1" style:font-weight-complex="normal"/>
    </style:style>
    <style:style style:name="P17" style:family="paragraph" style:parent-style-name="Standard">
      <style:text-properties style:font-name="Calibri" officeooo:paragraph-rsid="0021fb2c" style:font-name-complex="Calibri1"/>
    </style:style>
    <style:style style:name="P18" style:family="paragraph" style:parent-style-name="Standard">
      <style:text-properties officeooo:paragraph-rsid="0021fb2c"/>
    </style:style>
    <style:style style:name="P19" style:family="paragraph" style:parent-style-name="Standard">
      <style:text-properties fo:font-weight="normal" officeooo:paragraph-rsid="0021fb2c" style:font-weight-asian="normal" style:font-weight-complex="normal"/>
    </style:style>
    <style:style style:name="P20" style:family="paragraph" style:parent-style-name="Preformatted_20_Text">
      <style:text-properties officeooo:paragraph-rsid="0021fb2c"/>
    </style:style>
    <style:style style:name="P21" style:family="paragraph" style:parent-style-name="Preformatted_20_Text">
      <style:text-properties fo:font-weight="bold" officeooo:rsid="0021fb2c" officeooo:paragraph-rsid="0021fb2c" style:font-weight-asian="bold" style:font-weight-complex="bold"/>
    </style:style>
    <style:style style:name="P22" style:family="paragraph" style:parent-style-name="Preformatted_20_Text">
      <style:text-properties fo:font-weight="normal" officeooo:rsid="0021fb2c" officeooo:paragraph-rsid="0021fb2c" style:font-weight-asian="normal" style:font-weight-complex="normal"/>
    </style:style>
    <style:style style:name="P23" style:family="paragraph" style:parent-style-name="Standard">
      <style:paragraph-properties fo:margin-left="0.9846in" fo:margin-right="0in" fo:text-indent="0in" style:auto-text-indent="false"/>
      <style:text-properties fo:font-size="12pt" fo:font-weight="bold" officeooo:rsid="001f12cf" officeooo:paragraph-rsid="001f12cf" style:font-size-asian="12pt" style:font-weight-asian="bold" style:font-size-complex="12pt" style:font-weight-complex="bold"/>
    </style:style>
    <style:style style:name="P24" style:family="paragraph" style:parent-style-name="Standard">
      <style:paragraph-properties fo:margin-left="0.9846in" fo:margin-right="0in" fo:text-indent="0in" style:auto-text-indent="false"/>
      <style:text-properties fo:font-size="12pt" fo:font-weight="bold" officeooo:rsid="002b6e94" officeooo:paragraph-rsid="002b6e94" style:font-size-asian="12pt" style:font-weight-asian="bold" style:font-size-complex="12pt" style:font-weight-complex="bold"/>
    </style:style>
    <style:style style:name="P25" style:family="paragraph" style:parent-style-name="Standard">
      <style:paragraph-properties fo:margin-left="0.9846in" fo:margin-right="0in" fo:text-indent="0in" style:auto-text-indent="false"/>
      <style:text-properties fo:font-size="12pt" fo:font-weight="bold" officeooo:rsid="0031f5d5" officeooo:paragraph-rsid="0031f5d5" style:font-size-asian="12pt" style:font-weight-asian="bold" style:font-size-complex="12pt" style:font-weight-complex="bold"/>
    </style:style>
    <style:style style:name="P26" style:family="paragraph" style:parent-style-name="Standard">
      <style:text-properties officeooo:rsid="003439bf" officeooo:paragraph-rsid="003439bf"/>
    </style:style>
    <style:style style:name="P27" style:family="paragraph" style:parent-style-name="Heading_20_2">
      <style:text-properties officeooo:rsid="001d94f8" officeooo:paragraph-rsid="001d94f8"/>
    </style:style>
    <style:style style:name="P28" style:family="paragraph" style:parent-style-name="Heading_20_2">
      <style:text-properties officeooo:paragraph-rsid="00361514"/>
    </style:style>
    <style:style style:name="P29" style:family="paragraph" style:parent-style-name="Heading_20_3">
      <style:text-properties officeooo:rsid="001d94f8" officeooo:paragraph-rsid="001d94f8"/>
    </style:style>
    <style:style style:name="P30" style:family="paragraph" style:parent-style-name="Preformatted_20_Text">
      <style:text-properties officeooo:paragraph-rsid="0021fb2c"/>
    </style:style>
    <style:style style:name="P31" style:family="paragraph" style:parent-style-name="Text_20_body">
      <style:text-properties officeooo:rsid="0035976f" officeooo:paragraph-rsid="0035976f"/>
    </style:style>
    <style:style style:name="P32" style:family="paragraph" style:parent-style-name="Heading">
      <style:text-properties officeooo:rsid="0035976f" officeooo:paragraph-rsid="0035976f"/>
    </style:style>
    <style:style style:name="T1" style:family="text">
      <style:text-properties fo:font-weight="normal" style:font-weight-asian="normal" style:font-weight-complex="normal"/>
    </style:style>
    <style:style style:name="T2" style:family="text">
      <style:text-properties fo:font-weight="normal" officeooo:rsid="001bbe66" style:font-weight-asian="normal" style:font-weight-complex="normal"/>
    </style:style>
    <style:style style:name="T3" style:family="text">
      <style:text-properties fo:font-weight="normal" officeooo:rsid="001d94f8" style:font-weight-asian="normal" style:font-weight-complex="normal"/>
    </style:style>
    <style:style style:name="T4" style:family="text">
      <style:text-properties fo:font-weight="normal" officeooo:rsid="003009da" style:font-weight-asian="normal" style:font-weight-complex="normal"/>
    </style:style>
    <style:style style:name="T5" style:family="text">
      <style:text-properties fo:font-weight="normal" officeooo:rsid="0033df33" style:font-weight-asian="normal" style:font-weight-complex="normal"/>
    </style:style>
    <style:style style:name="T6" style:family="text">
      <style:text-properties fo:font-weight="normal" officeooo:rsid="00342cf0" style:font-weight-asian="normal" style:font-weight-complex="normal"/>
    </style:style>
    <style:style style:name="T7" style:family="text">
      <style:text-properties fo:font-weight="normal" officeooo:rsid="0035976f" style:font-weight-asian="normal" style:font-weight-complex="normal"/>
    </style:style>
    <style:style style:name="T8" style:family="text">
      <style:text-properties fo:font-weight="normal" officeooo:rsid="00361514"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21fb2c" style:font-weight-asian="bold" style:font-weight-complex="bold"/>
    </style:style>
    <style:style style:name="T11" style:family="text">
      <style:text-properties fo:font-weight="bold" officeooo:rsid="003009da" style:font-weight-asian="bold" style:font-weight-complex="bold"/>
    </style:style>
    <style:style style:name="T12" style:family="text">
      <style:text-properties fo:font-weight="bold" officeooo:rsid="0035976f" style:font-weight-asian="bold" style:font-weight-complex="bold"/>
    </style:style>
    <style:style style:name="T13" style:family="text">
      <style:text-properties fo:font-weight="bold" officeooo:rsid="00361514" style:font-weight-asian="bold" style:font-weight-complex="bold"/>
    </style:style>
    <style:style style:name="T14" style:family="text">
      <style:text-properties fo:font-weight="bold" officeooo:rsid="0020d81a" style:font-weight-asian="bold" style:font-weight-complex="bold"/>
    </style:style>
    <style:style style:name="T15" style:family="text">
      <style:text-properties fo:font-weight="bold" officeooo:rsid="0036ae6f" style:font-weight-asian="bold" style:font-weight-complex="bold"/>
    </style:style>
    <style:style style:name="T16" style:family="text">
      <style:text-properties officeooo:rsid="001bbe66"/>
    </style:style>
    <style:style style:name="T17" style:family="text">
      <style:text-properties officeooo:rsid="0020d81a"/>
    </style:style>
    <style:style style:name="T18" style:family="text">
      <style:text-properties style:font-name="Calibri" style:font-name-complex="Calibri1"/>
    </style:style>
    <style:style style:name="T19" style:family="text">
      <style:text-properties style:font-name="Calibri" officeooo:rsid="0021fb2c" style:font-name-complex="Calibri1"/>
    </style:style>
    <style:style style:name="T20" style:family="text">
      <style:text-properties style:font-name="Calibri" officeooo:rsid="0026ba13" style:font-name-complex="Calibri1"/>
    </style:style>
    <style:style style:name="T21" style:family="text">
      <style:text-properties style:font-name="Calibri" officeooo:rsid="0027c5b9" style:font-name-complex="Calibri1"/>
    </style:style>
    <style:style style:name="T22" style:family="text">
      <style:text-properties style:font-name="Calibri" officeooo:rsid="0029afc1" style:font-name-complex="Calibri1"/>
    </style:style>
    <style:style style:name="T23" style:family="text">
      <style:text-properties style:font-name="Calibri" officeooo:rsid="0036ae6f" style:font-name-complex="Calibri1"/>
    </style:style>
    <style:style style:name="T24" style:family="text">
      <style:text-properties style:font-name="Calibri" fo:font-size="12pt" style:font-size-asian="12pt" style:font-name-complex="Calibri1" style:font-size-complex="12pt"/>
    </style:style>
    <style:style style:name="T25" style:family="text">
      <style:text-properties style:font-name="Calibri" fo:font-size="12pt" officeooo:rsid="0021fb2c" style:font-size-asian="12pt" style:font-name-complex="Calibri1" style:font-size-complex="12pt"/>
    </style:style>
    <style:style style:name="T26" style:family="text">
      <style:text-properties style:font-name="Calibri" style:text-underline-style="none" officeooo:rsid="0021fb2c" style:font-name-complex="Calibri1"/>
    </style:style>
    <style:style style:name="T27" style:family="text">
      <style:text-properties fo:font-variant="small-caps" style:font-name="Calibri" fo:font-size="12pt" style:font-size-asian="12pt" style:font-name-complex="Calibri1" style:font-size-complex="12pt"/>
    </style:style>
    <style:style style:name="T28" style:family="text">
      <style:text-properties fo:font-variant="small-caps" style:font-name="Calibri" fo:font-size="12pt" officeooo:rsid="0021fb2c" style:font-size-asian="12pt" style:font-name-complex="Calibri1" style:font-size-complex="12pt"/>
    </style:style>
    <style:style style:name="T29" style:family="text">
      <style:text-properties fo:font-style="italic" style:font-style-asian="italic" style:font-style-complex="italic"/>
    </style:style>
    <style:style style:name="T30" style:family="text">
      <style:text-properties fo:font-style="italic" officeooo:rsid="0021fb2c" style:font-style-asian="italic" style:font-style-complex="italic"/>
    </style:style>
    <style:style style:name="T31" style:family="text">
      <style:text-properties fo:font-style="italic" officeooo:rsid="00361514"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style:text-position="super 58%" style:font-name="Calibri" style:font-name-complex="Calibri1"/>
    </style:style>
    <style:style style:name="T35" style:family="text">
      <style:text-properties officeooo:rsid="0021fb2c"/>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439bf" style:font-style-asian="normal" style:font-weight-asian="normal" style:font-style-complex="normal" style:font-weight-complex="normal"/>
    </style:style>
    <style:style style:name="T38" style:family="text">
      <style:text-properties fo:font-style="normal" officeooo:rsid="00361514" style:font-style-asian="normal" style:font-style-complex="normal"/>
    </style:style>
    <style:style style:name="T39" style:family="text">
      <style:text-properties officeooo:rsid="003439bf"/>
    </style:style>
    <style:style style:name="T40" style:family="text">
      <style:text-properties officeooo:rsid="0035976f"/>
    </style:style>
    <style:style style:name="T41" style:family="text">
      <style:text-properties officeooo:rsid="00361514"/>
    </style:style>
    <style:style style:name="T42" style:family="text">
      <style:text-properties officeooo:rsid="001d94f8"/>
    </style:style>
    <style:style style:name="T43" style:family="text">
      <style:text-properties officeooo:rsid="0036ae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SsTeX</text:p>
      <text:p text:style-name="P4">This is on overview of the markup language used in creating documents for rendering on the new Sunnyside Times. <text:s/>The <text:span text:style-name="T39">idea</text:span> is derived <text:span text:style-name="T39">loosely </text:span>from <text:span text:style-name="T32">LaTeX</text:span><text:span text:style-name="T33">, </text:span><text:span text:style-name="T37">a text processing system invented by Donald Knuth and Leslie Lamport and used very widely in academic publishing</text:span><text:span text:style-name="T36">. <text:s/>Hopefully, a good bit of the native formatting of MS Word will be directly translated avoiding the need for explicit markup. </text:span></text:p>
      <text:p text:style-name="P26">In input document is an ordinary MS Word document. <text:s/>Many of the text embellishments in the document such as bold, italics, headers, and lists are captured an translated properly into HTML. Where Word provides a suitable markup, it is preferable to use it. <text:s/>Higher level Word styling such as fonts, layout, images, etc. should be avoided. <text:s/>In general, the Word document should be as simple as possible in terms of styling.</text:p>
      <text:p text:style-name="P26"/>
      <text:p text:style-name="P26">There is one important consideration. <text:s/>Both HTML and our embedded markup rely on the notion of “nesting”. <text:s/><text:span text:style-name="T40">This is not so apparent in the Word doc itself, but it can lead to difficulties in translation. <text:s/>In particular, a change of styling in the Word document that includes a portion (but not all) of an SsTeX command will fail. For example, “ now is </text:span><text:span text:style-name="T12">the time \cmd{xx</text:span><text:span text:style-name="T7">yy} for all good men” where the bolded text captures a part of the SsTeX command would fail. <text:s/>However “time \cmd{</text:span><text:span text:style-name="T12">xxyy</text:span><text:span text:style-name="T7">}” <text:s/>is fine because the bolded text in contained entirely within the SsTeX braces.</text:span></text:p>
      <text:p text:style-name="P26"><text:span text:style-name="T7"/></text:p>
      <text:h text:style-name="Heading_20_2" text:outline-level="2">Command Format:</text:h>
      <text:p text:style-name="P31">All <text:s/><text:span text:style-name="T1">SsTeX commands share a common structure. <text:s/>A backslash (“\”) indicates the start of a command. <text:s/>The immediately following text prior to the first brace (“{“) is the name of the command. <text:s/>The content to the next brace (“}”) is an argument to the command. <text:s/>There may be multiple arguments so long as there is no intervening text or space between arguments.</text:span></text:p>
      <text:p text:style-name="P32">Standalone Commands</text:p>
      <text:p text:style-name="P15">\cmd{<text:span text:style-name="T1">content</text:span>}</text:p>
      <text:p text:style-name="P15"/>
      <text:p text:style-name="P15">\cmd<text:span text:style-name="T16">a </text:span>{<text:span text:style-name="T1">arg</text:span>}{<text:span text:style-name="T1">content</text:span>}</text:p>
      <text:p text:style-name="P15"/>
      <text:p text:style-name="P15">\cmd{<text:span text:style-name="T1">arg</text:span>}...{<text:span text:style-name="T1">arg</text:span>}{<text:span text:style-name="T1">content}</text:span></text:p>
      <text:p text:style-name="P32">Compound Commands</text:p>
      <text:p text:style-name="P31">Compound commands are intended for larger structures and may be <text:s/>(properly) nested. <text:s/>See examples below. </text:p>
      <text:p text:style-name="P15">\begin{Name}<text:span text:style-name="T1"> content ….. <text:s/></text:span>\end{Name}</text:p>
      <text:p text:style-name="P15"/>
      <text:p text:style-name="P15">\if<text:span text:style-name="T16">{</text:span><text:span text:style-name="T2">test</text:span><text:span text:style-name="T16">}{</text:span><text:span text:style-name="T2">truepart</text:span><text:span text:style-name="T16">}[\else{</text:span><text:span text:style-name="T2">falsepart</text:span><text:span text:style-name="T16">}]\fi</text:span></text:p>
      <text:p text:style-name="P15"/>
      <text:h text:style-name="P27" text:outline-level="2"><text:soft-page-break/>Specific Commands:</text:h>
      <text:h text:style-name="P29" text:outline-level="3">Simple Text effects:</text:h>
      <text:p text:style-name="P9">\<text:span text:style-name="T9">textbf{</text:span> <text:s/>text <text:s/><text:span text:style-name="T9">}</text:span> - Bold text. <text:s/>Generally converted directly from Word without explicit specification.</text:p>
      <text:p text:style-name="P9"><text:span text:style-name="T9">\textif{</text:span> <text:s/>text <text:s/><text:span text:style-name="T9">}</text:span> - Italicize text. <text:s/>Generally converted directly from Word without explicit specification. <text:s/><text:span text:style-name="T41">Command may also be </text:span><text:span text:style-name="T13">\italics{</text:span><text:span text:style-name="T41"> <text:s/>text <text:s/></text:span><text:span text:style-name="T13">}</text:span></text:p>
      <text:p text:style-name="P10"><text:span text:style-name="T9">\</text:span><text:span text:style-name="T14">underline</text:span><text:span text:style-name="T9">{</text:span> <text:s/>text <text:s/>} - <text:span text:style-name="T17">Underline text.</text:span></text:p>
      <text:p text:style-name="P11"><text:span text:style-name="T9">\</text:span><text:span text:style-name="T10">title</text:span><text:span text:style-name="T9">{</text:span> <text:s/>text <text:s/><text:span text:style-name="T9">}</text:span> - <text:span text:style-name="T41">Title set the title of the document. <text:s/>If it is not overridden by higher level processing, this is the title that will be used to display when the document is rendered on the web. <text:s/>There is also </text:span><text:span text:style-name="T15">\subtitle{</text:span><text:span text:style-name="T43"> text </text:span><text:span text:style-name="T15">}</text:span></text:p>
      <text:p text:style-name="P11"><text:span text:style-name="T9">\</text:span><text:span text:style-name="T10">byline</text:span><text:span text:style-name="T9">{</text:span> <text:s/>text <text:s/><text:span text:style-name="T9">}</text:span> <text:span text:style-name="T41">The byline is captured and use to render a byline on a web. <text:s/>The byline is the name of the author without addition text (e.g., “--by Joe Schmoe”). <text:s/>Note: <text:s/>currently, the byline is assuming a single author. <text:s/>Do we need additional authors, identification <text:s/>of photographers, editors or other credits. </text:span></text:p>
      <text:h text:style-name="P29" text:outline-level="3">Define Environment: </text:h>
      <text:p text:style-name="P5"><text:span text:style-name="T41">An “environment” is a</text:span> means of specifying a longer body of content. <text:s/>Predefined environments (e.g., ‘document’, ‘abstract’, …) may also define additional behavior such as default fonts, spacing, ….</text:p>
      <text:p text:style-name="P6">Note that environments must <text:span text:style-name="T9">nest properly</text:span><text:span text:style-name="T1">, meaning that an environment that begins in a parent environment must also end within that same parent envi</text:span><text:span text:style-name="T6">r</text:span><text:span text:style-name="T1">onment.</text:span></text:p>
      <text:p text:style-name="P3">Environments are also useful for handling nesting of larger components of text.</text:p>
      <text:p text:style-name="P12">\begin{<text:span text:style-name="T3">EnvName</text:span>}<text:span text:style-name="T1"> </text:span></text:p>
      <text:p text:style-name="P12"><text:span text:style-name="T1"><text:tab/></text:span><text:span text:style-name="T3">content, …..</text:span></text:p>
      <text:p text:style-name="P12">\end{<text:span text:style-name="T3">EnvName</text:span>}</text:p>
      <text:p text:style-name="Text_20_body"/>
      <text:p text:style-name="P7">Two important environments are <text:span text:style-name="T9">snippet</text:span><text:span text:style-name="T1"> and </text:span><text:span text:style-name="T9">layout</text:span><text:span text:style-name="T1">. <text:s/>A snippet is a mechanism to select a subset of the text of a document to be used in </text:span><text:span text:style-name="T4">creating snippets for the front page or the like. <text:s/>A variant of a snippet, the </text:span><text:span text:style-name="T11">snippet_only</text:span><text:span text:style-name="T4">, </text:span><text:span text:style-name="T5">(not yet implemented) </text:span><text:span text:style-name="T4">is the same as the snippet except that the content of the snippet does not appear in the document when displayed in full. <text:s/></text:span><text:span text:style-name="T8">We need to decide if this is a useful capability.</text:span></text:p>
      <text:p text:style-name="P8"><text:span text:style-name="T4">T</text:span><text:span text:style-name="T1">he </text:span><text:span text:style-name="T9">layout</text:span><text:span text:style-name="T1"> is a device to assist in managing the layout of stories such as SunnyBear where there is a need to align photos and text more carefully without resorting to manipulation of the actual html. <text:s/>A layout can be thought of as a container with a photo positioned along the top (left or right specifiable) and text that appears alongside of the photo and continuing under it if there is more text than will fit beside it. <text:s/>If all the text fits alongside of the photo without filling the space, blank space will remain below. <text:s/></text:span></text:p>
      <text:p text:style-name="P12"/>
      <text:p text:style-name="P6"><text:soft-page-break/>Figures are similar to environments in that they must nest properly within parent environments. <text:s/>The working idea is that figures are defined independently of their actual placement in the document (but must precede their placement). <text:s/></text:p>
      <text:p text:style-name="P13">\figure{<text:span text:style-name="T1">FigName</text:span>}</text:p>
      <text:p text:style-name="P23">\photos{<text:span text:style-name="T1">id1, id2, …</text:span>}</text:p>
      <text:p text:style-name="P24">\photo{<text:span text:style-name="T1">id1</text:span>}{<text:span text:style-name="T1">caption</text:span>}<text:tab/><text:tab/>// <text:span text:style-name="T1">May be repeated to allow captions specified photo</text:span></text:p>
      <text:p text:style-name="P24">\title{<text:span text:style-name="T1">Title for frame including all pics</text:span>}</text:p>
      <text:p text:style-name="P24">\position{<text:span text:style-name="T1">left|right|center</text:span>}</text:p>
      <text:p text:style-name="P25">\rotatephoto{<text:span text:style-name="T1">1|2|3</text:span>}<text:tab/><text:tab/><text:span text:style-name="T1">// Rotate photo 90 degrees right 1,2, or 3 time</text:span></text:p>
      <text:p text:style-name="P24">\size{<text:span text:style-name="T1">width=300</text:span>}{<text:span text:style-name="T1">height=250</text:span>}</text:p>
      <text:p text:style-name="P24">\rotation{<text:span text:style-name="T1">3</text:span>.5<text:span text:style-name="T1">}</text:span></text:p>
      <text:p text:style-name="P13">\endfigure{<text:span text:style-name="T1">FigName</text:span>}</text:p>
      <text:p text:style-name="P13"/>
      <text:p text:style-name="P14">\placefigure{<text:span text:style-name="T1">FigName}<text:tab/><text:tab/>//Place figure ‘here’ following guidance in specs</text:span></text:p>
      <text:h text:style-name="P28" text:outline-level="2"><text:span text:style-name="T42">Examples:</text:span></text:h>
      <text:h text:style-name="P28" text:outline-level="2"><text:span text:style-name="T28">\title{</text:span><text:span text:style-name="T27">‘Twas a month before Christmas</text:span><text:span text:style-name="T18"> </text:span><text:span text:style-name="T24">…</text:span><text:span text:style-name="T25">}</text:span> </text:h>
      <text:p text:style-name="P2"><text:bookmark text:name="_GoBack"/><text:span text:style-name="T35">\</text:span><text:span text:style-name="T29"> </text:span><text:span text:style-name="T30">byline{</text:span><text:span text:style-name="T29">Luddd Creef</text:span><text:span text:style-name="T30">}</text:span></text:p>
      <text:p text:style-name="P18"/>
      <text:p text:style-name="P22">\begin{poetry}<text:tab/><text:tab/><text:tab/>//<text:span text:style-name="T41">Note that poetry has </text:span><text:span text:style-name="T13">not</text:span><text:span text:style-name="T41"> been defined as a class of </text:span></text:p>
      <text:p text:style-name="P20"><text:span text:style-name="T1">Twas a month before Christmas<text:tab/><text:tab/><text:tab/>// </text:span><text:span text:style-name="T8">environment, yet. <text:s/>This is an example</text:span></text:p>
      <text:p text:style-name="P20">    when out on the Cove<text:tab/><text:tab/><text:tab/>// <text:span text:style-name="T41">where we </text:span><text:span text:style-name="T31">may</text:span><text:span text:style-name="T38"> find the need for another</text:span></text:p>
      <text:p text:style-name="P20">They turned out in numbers<text:tab/><text:tab/><text:tab/>// <text:span text:style-name="T41">specific kind of enviornment like</text:span></text:p>
      <text:p text:style-name="P20">    they turned out in droves<text:tab/><text:tab/><text:tab/>// <text:span text:style-name="T41">snippet or layout</text:span></text:p>
      <text:p text:style-name="P20">Happy and joyful, full of good cheer</text:p>
      <text:p text:style-name="P20">    they dressed the yard tree without nary a fear</text:p>
      <text:p text:style-name="P20">There were no reindeer or crafty elves</text:p>
      <text:p text:style-name="P20">    just a yard full of retirees in spite of themselves</text:p>
      <text:p text:style-name="P20">The lack of a leader was obvious to all</text:p>
      <text:p text:style-name="P20">    leaving no one to blame, no one to call</text:p>
      <text:p text:style-name="P20">They trampled the grass and broke a few balls</text:p>
      <text:p text:style-name="P20">    they put on the lights and avoided the falls</text:p>
      <text:p text:style-name="P20">It was a joyful event and filled with good cheer</text:p>
      <text:p text:style-name="P20">    the tree was adorned as Christmas draws near…</text:p>
      <text:p text:style-name="P21">\end{poetry}</text:p>
      <text:p text:style-name="P17"> </text:p>
      <text:p text:style-name="P19"><text:span text:style-name="T18">On the afternoon of Sunday, November 25, 2018, the hardy residents of Hickory Cove assembled around the base of the </text:span><text:span text:style-name="T26">\textbf</text:span><text:span text:style-name="T19">{</text:span><text:span text:style-name="T18">“Beard Yard Outdoor Christmas Tree”</text:span><text:span text:style-name="T19">}</text:span><text:span text:style-name="T18"> at 2 pm. Our mission was to decorate the tree for this tree’s 7</text:span><text:span text:style-name="T34">th</text:span><text:span text:style-name="T18"> Christmas (decorated) and to </text:span><text:span text:style-name="T21">\</text:span><text:span text:style-name="T20">textbf{</text:span><text:span text:style-name="T18">exchange</text:span><text:span text:style-name="T20">}</text:span><text:span text:style-name="T18"> ideas and just have some fun.</text:span></text:p>
      <text:p text:style-name="P16"/>
      <text:p text:style-name="P19"><text:span text:style-name="T18">* We are not allowed to use the word </text:span><text:span text:style-name="T19">\</text:span><text:span text:style-name="T23">italics</text:span><text:span text:style-name="T19">{</text:span><text:span text:style-name="T18">LADDER</text:span><text:span text:style-name="T19">}</text:span><text:span text:style-name="T18"> , but they do exist!</text:span></text:p>
      <text:p text:style-name="P16"> </text:p>
      <text:p text:style-name="P17">~~~~~~~~~~~~~~~~~~~~~~~~~~~~~~~~~~~~~~~~~~~~~~</text:p>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08:39:08.158267720</meta:creation-date>
    <dc:date>2020-05-13T13:49:33.230253143</dc:date>
    <meta:editing-duration>P7DT22H47M48S</meta:editing-duration>
    <meta:editing-cycles>17</meta:editing-cycles>
    <meta:generator>LibreOffice/6.0.7.3$Linux_X86_64 LibreOffice_project/00m0$Build-3</meta:generator>
    <meta:document-statistic meta:table-count="0" meta:image-count="0" meta:object-count="0" meta:page-count="3" meta:paragraph-count="65" meta:word-count="1016" meta:character-count="6256" meta:non-whitespace-character-count="5201"/>
  </office:meta>
</office:document-meta>
</file>